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officeooo:rsid="00105c2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<text:span text:style-name="T1">odfdo</text:span>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 text:restart-numbering="true" text:start-value="-1">First Title of the Second Section</text:h>
        <text:p text:style-name="Text_20_body">First paragraph of the second section.</text:p>
        <text:p text:style-name="Text_20_body">This is the second paragraph with <text:a xlink:type="simple" xlink:href="http://lpod-project.net/" office:name="Link to the lpod project" text:style-name="Internet_20_link" text:visited-style-name="Visited_20_Internet_20_Link">an external link</text:a> insid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A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8T20:05:10</meta:creation-date>
    <dc:date>2018-04-18T12:39:02.631287000</dc:date>
    <meta:editing-duration>PT49M10S</meta:editing-duration>
    <meta:editing-cycles>21</meta:editing-cycles>
    <meta:generator>LibreOffice/6.0.3.2$MacOSX_X86_64 LibreOffice_project/8f48d515416608e3a835360314dac7e47fd0b821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10" meta:word-count="68" meta:character-count="371" meta:non-whitespace-character-count="316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